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gr7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7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7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7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9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8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3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3.222cm"/>
      <style:paragraph-properties style:writing-mode="lr-tb"/>
    </style:style>
    <style:style style:name="gr84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4.664cm"/>
      <style:paragraph-properties style:writing-mode="lr-tb"/>
    </style:style>
    <style:style style:name="gr8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9" style:family="graphic" style:parent-style-name="standard">
      <style:graphic-properties draw:textarea-vertical-align="to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  <draw:custom-shape draw:style-name="gr1" draw:text-style-name="P2" draw:layer="layout" svg:width="8.255cm" svg:height="54.492cm" svg:x="151.296cm" svg:y="201.77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51.277cm" svg:y="235.314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55.753cm" svg:y="208.12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148" draw:id="id148" draw:layer="layout" svg:width="8.89cm" svg:height="3.492cm" svg:x="242.418cm" svg:y="179.23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7" draw:id="id147" draw:layer="layout" svg:width="6.032cm" svg:height="2.54cm" svg:x="208.128cm" svg:y="186.85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149" draw:id="id149" draw:layer="layout" svg:width="6.032cm" svg:height="2.54cm" svg:x="250.674cm" svg:y="186.85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11.144cm" svg:y1="186.855cm" svg:x2="246.863cm" svg:y2="182.727cm" draw:start-shape="id147" draw:start-glue-point="0" draw:end-shape="id148" draw:end-glue-point="2" svg:d="M211144 186855v-1905h35719v-2223" svg:viewBox="0 0 35720 4129">
          <text:p/>
        </draw:connector>
        <draw:connector draw:style-name="gr6" draw:text-style-name="P4" draw:layer="layout" draw:line-skew="0.159cm" svg:x1="253.69cm" svg:y1="186.855cm" svg:x2="246.863cm" svg:y2="182.727cm" draw:start-shape="id149" draw:start-glue-point="0" draw:end-shape="id148" draw:end-glue-point="2" svg:d="M253690 186855v-1905h-6827v-2223" svg:viewBox="0 0 6828 4129">
          <text:p/>
        </draw:connector>
        <draw:custom-shape draw:style-name="gr7" draw:text-style-name="P4" xml:id="id152" draw:id="id152" draw:layer="layout" svg:width="4.762cm" svg:height="2.54cm" svg:x="279.883cm" svg:y="193.84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4.445cm" svg:height="2.54cm" svg:x="299.668cm" svg:y="193.84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0" draw:id="id150" draw:layer="layout" svg:width="4.445cm" svg:height="2.54cm" svg:x="250.355cm" svg:y="193.84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3.69cm" svg:y1="189.395cm" svg:x2="252.577cm" svg:y2="193.84cm" draw:start-shape="id149" draw:start-glue-point="2" draw:end-shape="id150" draw:end-glue-point="0" svg:d="M253690 189395v2223h-1113v2222" svg:viewBox="0 0 1114 4446">
          <text:p/>
        </draw:connector>
        <draw:connector draw:style-name="gr9" draw:text-style-name="P6" draw:layer="layout" svg:x1="301.89cm" svg:y1="193.84cm" svg:x2="253.69cm" svg:y2="189.395cm" draw:start-shape="id151" draw:start-glue-point="0" draw:end-shape="id149" draw:end-glue-point="2" svg:d="M301890 193840v-2222h-48200v-2223" svg:viewBox="0 0 48201 4446">
          <text:p/>
        </draw:connector>
        <draw:connector draw:style-name="gr9" draw:text-style-name="P6" draw:layer="layout" svg:x1="282.264cm" svg:y1="193.84cm" svg:x2="253.69cm" svg:y2="189.395cm" draw:start-shape="id152" draw:start-glue-point="0" draw:end-shape="id149" draw:end-glue-point="2" svg:d="M282264 193840v-2222h-28574v-2223" svg:viewBox="0 0 28575 4446">
          <text:p/>
        </draw:connector>
        <draw:rect draw:style-name="gr10" draw:text-style-name="P4" xml:id="id153" draw:id="id153" draw:layer="layout" svg:width="2.857cm" svg:height="1.27cm" svg:x="238.926cm" svg:y="199.555cm">
          <text:p text:style-name="P6">LocalVar</text:p>
        </draw:rect>
        <draw:rect draw:style-name="gr10" draw:text-style-name="P4" xml:id="id154" draw:id="id154" draw:layer="layout" svg:width="2.858cm" svg:height="1.27cm" svg:x="269.835cm" svg:y="199.549cm">
          <text:p text:style-name="P6">ClassVar</text:p>
        </draw:rect>
        <draw:rect draw:style-name="gr10" draw:text-style-name="P4" xml:id="id155" draw:id="id155" draw:layer="layout" svg:width="3.827cm" svg:height="1.27cm" svg:x="250.656cm" svg:y="199.555cm">
          <text:p text:style-name="P6">GlobalVar</text:p>
        </draw:rect>
        <draw:connector draw:style-name="gr11" draw:text-style-name="P8" draw:layer="layout" svg:x1="240.354cm" svg:y1="199.555cm" svg:x2="252.577cm" svg:y2="196.38cm" draw:start-shape="id153" draw:start-glue-point="0" draw:end-shape="id150" draw:end-glue-point="2" svg:d="M240354 199555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52.577cm" svg:y1="196.38cm" svg:x2="271.264cm" svg:y2="199.549cm" draw:start-shape="id150" draw:start-glue-point="2" draw:end-shape="id154" draw:end-glue-point="0" svg:d="M252577 196380v1584h18687v1585" svg:viewBox="0 0 18688 3170">
          <text:p text:style-name="P9"><text:span text:style-name="T1">in class</text:span></text:p>
        </draw:connector>
        <draw:connector draw:style-name="gr9" draw:text-style-name="P6" draw:layer="layout" svg:x1="252.577cm" svg:y1="196.38cm" svg:x2="252.569cm" svg:y2="199.555cm" draw:start-shape="id150" draw:start-glue-point="2" draw:end-shape="id155" draw:end-glue-point="0" svg:d="M252577 196380v1588h-8v1587" svg:viewBox="0 0 9 3176">
          <text:p/>
        </draw:connector>
        <draw:custom-shape draw:style-name="gr12" draw:text-style-name="P11" xml:id="id156" draw:id="id156" draw:layer="layout" svg:width="5.933cm" svg:height="2.857cm" svg:x="248.868cm" svg:y="202.729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1.834cm" svg:y1="202.729cm" svg:x2="252.569cm" svg:y2="200.825cm" draw:start-shape="id156" draw:start-glue-point="4" draw:end-shape="id155" draw:end-glue-point="2" svg:d="M251834 202729v-952h735v-952" svg:viewBox="0 0 736 1905">
          <text:p/>
        </draw:connector>
        <draw:custom-shape draw:style-name="gr13" draw:text-style-name="P12" xml:id="id158" draw:id="id158" draw:layer="layout" svg:width="6.033cm" svg:height="2.857cm" svg:x="255.653cm" svg:y="202.7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7" draw:id="id157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4cm" svg:y1="200.819cm" svg:x2="271.265cm" svg:y2="202.707cm" draw:start-shape="id154" draw:start-glue-point="2" draw:end-shape="id157" draw:end-glue-point="4" svg:d="M271264 200819v944h1v944" svg:viewBox="0 0 2 1889">
          <text:p/>
        </draw:connector>
        <draw:connector draw:style-name="gr9" draw:text-style-name="P6" draw:layer="layout" svg:x1="258.67cm" svg:y1="202.73cm" svg:x2="252.569cm" svg:y2="200.825cm" draw:start-shape="id158" draw:start-glue-point="4" draw:end-shape="id155" draw:end-glue-point="2" svg:d="M258670 202730v-953h-6101v-952" svg:viewBox="0 0 6102 1906">
          <text:p/>
        </draw:connector>
        <draw:custom-shape draw:style-name="gr14" draw:text-style-name="P4" xml:id="id159" draw:id="id159" draw:layer="layout" svg:width="3.175cm" svg:height="1.588cm" svg:x="256.288cm" svg:y="209.39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60" draw:id="id160" draw:layer="layout" svg:width="2.858cm" svg:height="1.588cm" svg:x="260.098cm" svg:y="209.39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7.875cm" svg:y1="209.397cm" svg:x2="258.67cm" svg:y2="205.587cm" draw:start-shape="id159" draw:start-glue-point="0" draw:end-shape="id158" draw:end-glue-point="8" svg:d="M257875 209397v-1905h795v-1905" svg:viewBox="0 0 796 3811">
          <text:p/>
        </draw:connector>
        <draw:connector draw:style-name="gr9" draw:text-style-name="P6" draw:layer="layout" svg:x1="261.527cm" svg:y1="209.397cm" svg:x2="258.67cm" svg:y2="205.587cm" draw:start-shape="id160" draw:start-glue-point="0" draw:end-shape="id158" draw:end-glue-point="8" svg:d="M261527 209397v-1905h-2857v-1905" svg:viewBox="0 0 2858 3811">
          <text:p/>
        </draw:connector>
        <draw:rect draw:style-name="gr10" draw:text-style-name="P4" xml:id="id161" draw:id="id161" draw:layer="layout" svg:width="4.68cm" svg:height="1.588cm" svg:x="249.503cm" svg:y="206.539cm">
          <text:p text:style-name="P6">Access name</text:p>
        </draw:rect>
        <draw:connector draw:style-name="gr9" draw:text-style-name="P6" draw:layer="layout" svg:x1="251.843cm" svg:y1="206.539cm" svg:x2="251.834cm" svg:y2="205.586cm" draw:start-shape="id161" draw:start-glue-point="0" draw:end-shape="id156" draw:end-glue-point="8" svg:d="M251843 206539v-476h-9v-477" svg:viewBox="0 0 10 954">
          <text:p/>
        </draw:connector>
        <draw:connector draw:style-name="gr9" draw:text-style-name="P6" draw:layer="layout" svg:x1="254.183cm" svg:y1="207.333cm" svg:x2="256.288cm" svg:y2="210.191cm" draw:start-shape="id161" draw:start-glue-point="1" draw:end-shape="id159" draw:end-glue-point="3" svg:d="M254183 207333h1052v2858h1053" svg:viewBox="0 0 2106 2859">
          <text:p/>
        </draw:connector>
        <draw:custom-shape draw:style-name="gr16" draw:text-style-name="P4" xml:id="id168" draw:id="id168" draw:layer="layout" svg:width="5.08cm" svg:height="4.127cm" svg:x="273.116cm" svg:y="206.593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2" draw:id="id162" draw:layer="layout" svg:width="3.175cm" svg:height="1.588cm" svg:x="266.778cm" svg:y="207.034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1.265cm" svg:y1="205.564cm" svg:x2="268.365cm" svg:y2="207.034cm" draw:end-shape="id162" draw:end-glue-point="0" svg:d="M271265 205564v485h-2900v985" svg:viewBox="0 0 2901 1471">
          <text:p/>
        </draw:connector>
        <draw:custom-shape draw:style-name="gr17" draw:text-style-name="P4" xml:id="id163" draw:id="id163" draw:layer="layout" svg:width="6.132cm" svg:height="1.905cm" svg:x="265.296cm" svg:y="210.032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8.365cm" svg:y1="208.622cm" svg:x2="268.362cm" svg:y2="210.032cm" draw:start-shape="id162" draw:start-glue-point="2" draw:end-shape="id163" draw:end-glue-point="0" svg:d="M268365 208622v705h-3v705" svg:viewBox="0 0 4 1411">
          <text:p/>
        </draw:connector>
        <draw:custom-shape draw:style-name="gr13" draw:text-style-name="P12" xml:id="id167" draw:id="id167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37.021cm" svg:y="209.39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71" draw:id="id171" draw:layer="layout" svg:width="5.715cm" svg:height="2.857cm" svg:x="230.353cm" svg:y="212.525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5" draw:id="id165" draw:layer="layout" svg:width="6.033cm" svg:height="2.857cm" svg:x="237.339cm" svg:y="204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64" draw:id="id164" draw:layer="layout" svg:width="3.175cm" svg:height="1.588cm" svg:x="237.974cm" svg:y="210.66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66" draw:id="id166" draw:layer="layout" svg:width="2.858cm" svg:height="1.588cm" svg:x="241.784cm" svg:y="210.66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9.561cm" svg:y1="210.667cm" svg:x2="240.356cm" svg:y2="206.857cm" draw:start-shape="id164" draw:start-glue-point="0" draw:end-shape="id165" draw:end-glue-point="8" svg:d="M239561 210667v-1905h795v-1905" svg:viewBox="0 0 796 3811">
          <text:p/>
        </draw:connector>
        <draw:connector draw:style-name="gr9" draw:text-style-name="P6" draw:layer="layout" svg:x1="243.213cm" svg:y1="210.667cm" svg:x2="240.356cm" svg:y2="206.857cm" draw:start-shape="id166" draw:start-glue-point="0" draw:end-shape="id165" draw:end-glue-point="8" svg:d="M243213 210667v-1905h-2857v-1905" svg:viewBox="0 0 2858 3811">
          <text:p/>
        </draw:connector>
        <draw:custom-shape draw:style-name="gr20" draw:text-style-name="P11" draw:layer="layout" svg:width="6.033cm" svg:height="2.857cm" svg:x="267.183cm" svg:y="175.30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67.183cm" svg:y="178.59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172" draw:id="id172" draw:layer="layout" svg:width="5.532cm" svg:height="2.269cm" svg:x="230.436cm" svg:y="216.653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40.354cm" svg:y1="200.825cm" svg:x2="240.356cm" svg:y2="204cm" draw:start-shape="id153" draw:start-glue-point="2" draw:end-shape="id165" draw:end-glue-point="4" svg:d="M240354 200825v1587h2v1588" svg:viewBox="0 0 3 3176">
          <text:p/>
        </draw:connector>
        <draw:custom-shape draw:style-name="gr13" draw:text-style-name="P12" xml:id="id169" draw:id="id169" draw:layer="layout" svg:width="6.033cm" svg:height="2.857cm" svg:x="279.248cm" svg:y="197.6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5cm" svg:y1="205.564cm" svg:x2="275.656cm" svg:y2="206.593cm" draw:start-shape="id167" draw:start-glue-point="8" draw:end-shape="id168" draw:end-glue-point="0" svg:d="M271265 205564v514h4391v515" svg:viewBox="0 0 4392 1030">
          <text:p/>
        </draw:connector>
        <draw:connector draw:style-name="gr22" draw:text-style-name="P13" draw:layer="layout" svg:x1="278.196cm" svg:y1="208.656cm" svg:x2="279.248cm" svg:y2="199.078cm" draw:start-shape="id168" draw:start-glue-point="1" draw:end-shape="id169" draw:end-glue-point="6" svg:d="M278196 208656h526v-9578h526" svg:viewBox="0 0 1053 9579">
          <text:p/>
        </draw:connector>
        <draw:connector draw:style-name="gr9" draw:text-style-name="P6" draw:layer="layout" svg:x1="282.264cm" svg:y1="196.38cm" svg:x2="282.265cm" svg:y2="197.65cm" draw:start-shape="id152" draw:start-glue-point="2" draw:end-shape="id169" draw:end-glue-point="4" svg:d="M282264 196380v635h1v635" svg:viewBox="0 0 2 1271">
          <text:p/>
        </draw:connector>
        <draw:custom-shape draw:style-name="gr23" draw:text-style-name="P14" xml:id="id170" draw:id="id170" draw:layer="layout" svg:width="6.35cm" svg:height="2.857cm" svg:x="285.916cm" svg:y="197.65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67.183cm" svg:y="181.77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4cm" svg:y1="196.38cm" svg:x2="289.091cm" svg:y2="197.65cm" draw:start-shape="id152" draw:start-glue-point="2" draw:end-shape="id170" draw:end-glue-point="4" svg:d="M282264 196380v635h6827v635" svg:viewBox="0 0 6828 1271">
          <text:p/>
        </draw:connector>
        <draw:connector draw:style-name="gr9" draw:text-style-name="P6" draw:layer="layout" svg:x1="233.21cm" svg:y1="215.382cm" svg:x2="233.202cm" svg:y2="216.653cm" draw:start-shape="id171" draw:start-glue-point="8" draw:end-shape="id172" draw:end-glue-point="4" svg:d="M233210 215382v635h-8v636" svg:viewBox="0 0 9 1272">
          <text:p/>
        </draw:connector>
        <draw:custom-shape draw:style-name="gr23" draw:text-style-name="P14" xml:id="id173" draw:id="id173" draw:layer="layout" svg:width="6.35cm" svg:height="2.857cm" svg:x="230.036cm" svg:y="208.045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33.211cm" svg:y1="208.045cm" svg:x2="240.354cm" svg:y2="200.825cm" draw:start-shape="id173" draw:start-glue-point="4" draw:end-shape="id153" draw:end-glue-point="2" svg:d="M233211 208045v-5633h7143v-1587" svg:viewBox="0 0 7144 7221">
          <text:p/>
        </draw:connector>
        <draw:connector draw:style-name="gr9" draw:text-style-name="P6" draw:layer="layout" svg:x1="233.211cm" svg:y1="210.902cm" svg:x2="233.21cm" svg:y2="212.525cm" draw:start-shape="id173" draw:start-glue-point="8" draw:end-shape="id171" draw:end-glue-point="4" svg:d="M233211 210902v811h-1v812" svg:viewBox="0 0 2 1624">
          <text:p/>
        </draw:connector>
        <draw:connector draw:style-name="gr9" draw:text-style-name="P6" draw:layer="layout" svg:x1="233.211cm" svg:y1="210.902cm" svg:x2="237.974cm" svg:y2="211.461cm" draw:start-shape="id173" draw:start-glue-point="8" draw:end-shape="id164" draw:end-glue-point="3" svg:d="M233211 210902v559h4763" svg:viewBox="0 0 4764 560">
          <text:p/>
        </draw:connector>
        <draw:rect draw:style-name="gr24" draw:text-style-name="P4" xml:id="id183" draw:id="id183" draw:layer="layout" svg:width="4.128cm" svg:height="2.223cm" svg:x="319.353cm" svg:y="202.729cm">
          <text:p text:style-name="P6">GlobalFunc</text:p>
        </draw:rect>
        <draw:rect draw:style-name="gr24" draw:text-style-name="P4" xml:id="id176" draw:id="id176" draw:layer="layout" svg:width="4.128cm" svg:height="2.223cm" svg:x="295.657cm" svg:y="202.729cm">
          <text:p text:style-name="P6">ClassFunc</text:p>
        </draw:rect>
        <draw:rect draw:style-name="gr24" draw:text-style-name="P4" xml:id="id184" draw:id="id184" draw:layer="layout" svg:width="4.128cm" svg:height="2.223cm" svg:x="333.205cm" svg:y="202.73cm">
          <text:p text:style-name="P6">LocalFunc??</text:p>
        </draw:rect>
        <draw:custom-shape draw:style-name="gr25" draw:text-style-name="P4" xml:id="id175" draw:id="id175" draw:layer="layout" svg:width="5.615cm" svg:height="4.127cm" svg:x="289.39cm" svg:y="212.255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74" draw:id="id174" draw:layer="layout" svg:width="6.033cm" svg:height="2.857cm" svg:x="294.705cm" svg:y="205.9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7.722cm" svg:y1="208.762cm" svg:x2="292.197cm" svg:y2="212.255cm" draw:start-shape="id174" draw:start-glue-point="8" draw:end-shape="id175" draw:end-glue-point="0" svg:d="M297722 208762v1746h-5525v1747" svg:viewBox="0 0 5526 3494">
          <text:p/>
        </draw:connector>
        <draw:connector draw:style-name="gr26" draw:text-style-name="P6" draw:layer="layout" svg:x1="297.721cm" svg:y1="204.952cm" svg:x2="297.722cm" svg:y2="205.905cm" draw:start-shape="id176" draw:start-glue-point="2" draw:end-shape="id174" draw:end-glue-point="4" svg:d="M297721 204952v476h1v477" svg:viewBox="0 0 2 954">
          <text:p/>
        </draw:connector>
        <draw:custom-shape draw:style-name="gr27" draw:text-style-name="P4" xml:id="id177" draw:id="id177" draw:layer="layout" svg:width="4.445cm" svg:height="1.588cm" svg:x="298.216cm" svg:y="212.249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297.722cm" svg:y1="208.762cm" svg:x2="300.438cm" svg:y2="212.249cm" draw:start-shape="id174" draw:start-glue-point="8" draw:end-shape="id177" draw:end-glue-point="0" svg:d="M297722 208762v1744h2716v1743" svg:viewBox="0 0 2717 3488">
          <text:p/>
        </draw:connector>
        <draw:custom-shape draw:style-name="gr28" draw:text-style-name="P14" xml:id="id178" draw:id="id178" draw:layer="layout" svg:width="5.832cm" svg:height="2.857cm" svg:x="303.043cm" svg:y="214.977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0.438cm" svg:y1="213.837cm" svg:x2="305.959cm" svg:y2="214.977cm" draw:start-shape="id177" draw:start-glue-point="2" draw:end-shape="id178" draw:end-glue-point="4" svg:d="M300438 213837v570h5521v570" svg:viewBox="0 0 5522 1141">
          <text:p/>
        </draw:connector>
        <draw:custom-shape draw:style-name="gr12" draw:text-style-name="P11" xml:id="id179" draw:id="id179" draw:layer="layout" svg:width="5.933cm" svg:height="2.857cm" svg:x="310.562cm" svg:y="206.22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297.721cm" svg:y1="204.952cm" svg:x2="313.528cm" svg:y2="206.222cm" draw:start-shape="id176" draw:start-glue-point="2" draw:end-shape="id179" draw:end-glue-point="4" svg:d="M297721 204952v635h15807v635" svg:viewBox="0 0 15808 1271">
          <text:p/>
        </draw:connector>
        <draw:connector draw:style-name="gr29" draw:text-style-name="P13" draw:layer="layout" svg:x1="308.875cm" svg:y1="216.405cm" svg:x2="310.562cm" svg:y2="207.65cm" draw:start-shape="id178" draw:start-glue-point="10" draw:end-shape="id179" draw:end-glue-point="6" svg:d="M308875 216405h844v-8755h843" svg:viewBox="0 0 1688 8756">
          <text:p/>
        </draw:connector>
        <draw:custom-shape draw:style-name="gr30" draw:text-style-name="P4" xml:id="id180" draw:id="id180" draw:layer="layout" svg:width="4.845cm" svg:height="1.588cm" svg:x="311.097cm" svg:y="210.984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3.528cm" svg:y1="209.079cm" svg:x2="313.519cm" svg:y2="210.984cm" draw:start-shape="id179" draw:start-glue-point="8" draw:end-shape="id180" draw:end-glue-point="0" svg:d="M313528 209079v953h-9v952" svg:viewBox="0 0 10 1906">
          <text:p/>
        </draw:connector>
        <draw:custom-shape draw:style-name="gr31" draw:text-style-name="P17" xml:id="id181" draw:id="id181" draw:layer="layout" svg:width="6.35cm" svg:height="3.175cm" svg:x="310.345cm" svg:y="213.52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13.519cm" svg:y1="212.572cm" svg:x2="313.52cm" svg:y2="213.524cm" draw:start-shape="id180" draw:start-glue-point="2" draw:end-shape="id181" draw:end-glue-point="4" svg:d="M313519 212572v476h1v476" svg:viewBox="0 0 2 953">
          <text:p/>
        </draw:connector>
        <draw:custom-shape draw:style-name="gr32" draw:text-style-name="P16" draw:layer="layout" svg:width="6.985cm" svg:height="3.175cm" svg:x="266.866cm" svg:y="185.26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289.39cm" svg:y1="214.318cm" svg:x2="282.265cm" svg:y2="200.507cm" draw:start-shape="id175" draw:start-glue-point="3" draw:end-shape="id169" draw:end-glue-point="8" svg:d="M289390 214318h-7125v-13811" svg:viewBox="0 0 7126 13812">
          <text:p/>
        </draw:connector>
        <draw:custom-shape draw:style-name="gr23" draw:text-style-name="P14" xml:id="id182" draw:id="id182" draw:layer="layout" svg:width="6.35cm" svg:height="2.857cm" svg:x="298.716cm" svg:y="197.33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1.89cm" svg:y1="196.38cm" svg:x2="301.891cm" svg:y2="197.333cm" draw:start-shape="id151" draw:start-glue-point="2" draw:end-shape="id182" draw:end-glue-point="4" svg:d="M301890 196380v476h1v477" svg:viewBox="0 0 2 954">
          <text:p/>
        </draw:connector>
        <draw:connector draw:style-name="gr34" draw:text-style-name="P1" draw:layer="layout" svg:x1="301.891cm" svg:y1="200.19cm" svg:x2="297.721cm" svg:y2="202.729cm" draw:start-shape="id182" draw:start-glue-point="8" draw:end-shape="id176" draw:end-glue-point="0" svg:d="M301891 200190v1270h-4170v1269" svg:viewBox="0 0 4171 2540">
          <text:p text:style-name="P7">in class</text:p>
        </draw:connector>
        <draw:connector draw:style-name="gr26" draw:text-style-name="P6" draw:layer="layout" svg:x1="301.891cm" svg:y1="200.19cm" svg:x2="321.417cm" svg:y2="202.729cm" draw:start-shape="id182" draw:start-glue-point="8" draw:end-shape="id183" draw:end-glue-point="0" svg:d="M301891 200190v1270h19526v1269" svg:viewBox="0 0 19527 2540">
          <text:p/>
        </draw:connector>
        <draw:connector draw:style-name="gr26" draw:text-style-name="P6" draw:layer="layout" svg:x1="301.891cm" svg:y1="200.19cm" svg:x2="335.269cm" svg:y2="202.73cm" draw:start-shape="id182" draw:start-glue-point="8" draw:end-shape="id184" draw:end-glue-point="0" svg:d="M301891 200190v1270h33378v1270" svg:viewBox="0 0 33379 2541">
          <text:p/>
        </draw:connector>
        <draw:custom-shape draw:style-name="gr31" draw:text-style-name="P17" xml:id="id185" draw:id="id185" draw:layer="layout" svg:width="6.35cm" svg:height="3.175cm" svg:x="285.916cm" svg:y="201.1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289.091cm" svg:y1="200.507cm" svg:x2="289.091cm" svg:y2="201.142cm" draw:start-shape="id170" draw:start-glue-point="8" draw:end-shape="id185" draw:end-glue-point="4" svg:d="M289091 200507v635" svg:viewBox="0 0 1 636">
          <text:p/>
        </draw:connector>
        <draw:custom-shape draw:style-name="gr5" draw:text-style-name="P4" xml:id="id186" draw:id="id186" draw:layer="layout" svg:width="6.032cm" svg:height="2.54cm" svg:x="217.101cm" svg:y="191.31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20.117cm" svg:y2="191.311cm" draw:start-shape="id147" draw:start-glue-point="2" draw:end-shape="id186" draw:end-glue-point="0" svg:d="M211144 189395v958h8973v958" svg:viewBox="0 0 8974 1917">
          <text:p/>
        </draw:connector>
        <draw:custom-shape draw:style-name="gr5" draw:text-style-name="P4" xml:id="id187" draw:id="id187" draw:layer="layout" svg:width="6.032cm" svg:height="2.54cm" svg:x="209.392cm" svg:y="191.34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12.408cm" svg:y2="191.347cm" draw:start-shape="id147" draw:start-glue-point="2" draw:end-shape="id187" draw:end-glue-point="0" svg:d="M211144 189395v976h1264v976" svg:viewBox="0 0 1265 1953">
          <text:p/>
        </draw:connector>
        <draw:custom-shape draw:style-name="gr5" draw:text-style-name="P4" xml:id="id188" draw:id="id188" draw:layer="layout" svg:width="6.032cm" svg:height="2.54cm" svg:x="195.111cm" svg:y="191.3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8.127cm" svg:y1="191.3cm" svg:x2="211.144cm" svg:y2="189.395cm" draw:start-shape="id188" draw:start-glue-point="0" draw:end-shape="id147" draw:end-glue-point="2" svg:d="M198127 191300v-952h13017v-953" svg:viewBox="0 0 13018 1906">
          <text:p/>
        </draw:connector>
        <draw:custom-shape draw:style-name="gr35" draw:text-style-name="P16" xml:id="id189" draw:id="id189" draw:layer="layout" svg:width="7.503cm" svg:height="3.175cm" svg:x="198.203cm" svg:y="195.41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8.127cm" svg:y1="193.84cm" svg:x2="201.955cm" svg:y2="195.41cm" draw:start-shape="id188" draw:start-glue-point="2" draw:end-shape="id189" draw:end-glue-point="4" svg:d="M198127 193840v785h3828v785" svg:viewBox="0 0 3829 1571">
          <text:p/>
        </draw:connector>
        <draw:custom-shape draw:style-name="gr36" draw:text-style-name="P12" xml:id="id190" draw:id="id190" draw:layer="layout" svg:width="6.033cm" svg:height="3.174cm" svg:x="190.983cm" svg:y="195.428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cm" svg:y1="195.428cm" svg:x2="198.127cm" svg:y2="193.84cm" draw:start-shape="id190" draw:start-glue-point="4" draw:end-shape="id188" draw:end-glue-point="2" svg:d="M194000 195428v-794h4127v-794" svg:viewBox="0 0 4128 1589">
          <text:p/>
        </draw:connector>
        <draw:custom-shape draw:style-name="gr12" draw:text-style-name="P11" xml:id="id191" draw:id="id191" draw:layer="layout" svg:width="5.933cm" svg:height="2.857cm" svg:x="194.893cm" svg:y="200.825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1.955cm" svg:y1="198.585cm" svg:x2="197.859cm" svg:y2="200.825cm" draw:start-shape="id189" draw:start-glue-point="6" draw:end-shape="id191" draw:end-glue-point="4" svg:d="M201955 198585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194cm" svg:y1="198.602cm" svg:x2="197.859cm" svg:y2="200.825cm" draw:start-shape="id190" draw:start-glue-point="8" draw:end-shape="id191" draw:end-glue-point="4" svg:d="M194000 198602v1112h3859v1111" svg:viewBox="0 0 3860 2224">
          <text:p/>
        </draw:connector>
        <draw:custom-shape draw:style-name="gr35" draw:text-style-name="P16" xml:id="id192" draw:id="id192" draw:layer="layout" svg:width="7.503cm" svg:height="3.175cm" svg:x="208.646cm" svg:y="195.427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408cm" svg:y1="193.887cm" svg:x2="212.398cm" svg:y2="195.427cm" draw:start-shape="id187" draw:start-glue-point="2" draw:end-shape="id192" draw:end-glue-point="4" svg:d="M212408 193887v770h-10v770" svg:viewBox="0 0 11 1541">
          <text:p/>
        </draw:connector>
        <draw:custom-shape draw:style-name="gr5" draw:text-style-name="P4" xml:id="id193" draw:id="id193" draw:layer="layout" svg:width="6.032cm" svg:height="2.54cm" svg:x="180.506cm" svg:y="191.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1.3cm" svg:x2="211.144cm" svg:y2="189.395cm" draw:start-shape="id193" draw:start-glue-point="0" draw:end-shape="id147" draw:end-glue-point="2" svg:d="M183522 191300v-952h27622v-953" svg:viewBox="0 0 27623 1906">
          <text:p/>
        </draw:connector>
        <draw:custom-shape draw:style-name="gr5" draw:text-style-name="P4" xml:id="id194" draw:id="id194" draw:layer="layout" svg:width="6.032cm" svg:height="2.54cm" svg:x="183.681cm" svg:y="195.11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3.84cm" svg:x2="186.697cm" svg:y2="195.11cm" draw:start-shape="id193" draw:start-glue-point="2" draw:end-shape="id194" draw:end-glue-point="0" svg:d="M183522 193840v635h3175v635" svg:viewBox="0 0 3176 1271">
          <text:p/>
        </draw:connector>
        <draw:custom-shape draw:style-name="gr35" draw:text-style-name="P16" xml:id="id197" draw:id="id197" draw:layer="layout" svg:width="7.503cm" svg:height="3.175cm" svg:x="182.946cm" svg:y="207.1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95" draw:id="id195" draw:layer="layout" svg:width="6.25cm" svg:height="2.857cm" svg:x="180.171cm" svg:y="212.94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196" draw:id="id196" draw:layer="layout" svg:width="6.833cm" svg:height="3.175cm" svg:x="179.871cm" svg:y="216.75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3.296cm" svg:y1="215.798cm" svg:x2="183.288cm" svg:y2="216.751cm" draw:start-shape="id195" draw:start-glue-point="8" draw:end-shape="id196" draw:end-glue-point="4" svg:d="M183296 215798v476h-8v477" svg:viewBox="0 0 9 954">
          <text:p/>
        </draw:connector>
        <draw:custom-shape draw:style-name="gr39" draw:text-style-name="P14" xml:id="id218" draw:id="id218" draw:layer="layout" svg:width="6.65cm" svg:height="2.857cm" svg:x="183.363cm" svg:y="198.73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98" draw:id="id198" draw:layer="layout" svg:width="6.65cm" svg:height="2.857cm" svg:x="188.461cm" svg:y="212.89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86.698cm" svg:y1="210.35cm" svg:x2="191.786cm" svg:y2="212.89cm" draw:start-shape="id197" draw:start-glue-point="6" draw:end-shape="id198" draw:end-glue-point="4" svg:d="M186698 21035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186.698cm" svg:y1="210.35cm" svg:x2="183.296cm" svg:y2="212.941cm" draw:start-shape="id197" draw:start-glue-point="6" draw:end-shape="id195" draw:end-glue-point="4" svg:d="M186698 210350v1295h-3402v1296" svg:viewBox="0 0 3403 2592">
          <text:p text:style-name="P6">no</text:p>
          <text:p text:style-name="P6"/>
        </draw:connector>
        <draw:custom-shape draw:style-name="gr71" draw:text-style-name="P17" xml:id="id204" draw:id="id204" draw:layer="layout" svg:width="6.75cm" svg:height="3.175cm" svg:x="196.698cm" svg:y="227.27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99" draw:id="id199" draw:layer="layout" svg:width="6.585cm" svg:height="2.857cm" svg:x="179.971cm" svg:y="220.56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3.288cm" svg:y1="219.926cm" svg:x2="183.264cm" svg:y2="220.562cm" draw:start-shape="id196" draw:start-glue-point="6" draw:end-shape="id199" draw:end-glue-point="4" svg:d="M183288 219926v318h-24v318" svg:viewBox="0 0 25 637">
          <text:p/>
        </draw:connector>
        <draw:custom-shape draw:style-name="gr37" draw:text-style-name="P11" xml:id="id200" draw:id="id200" draw:layer="layout" svg:width="6.25cm" svg:height="2.857cm" svg:x="188.661cm" svg:y="216.38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7" xml:id="id201" draw:id="id201" draw:layer="layout" svg:width="7.102cm" svg:height="3.175cm" svg:x="188.226cm" svg:y="220.19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19.239cm" svg:x2="191.777cm" svg:y2="220.192cm" draw:start-shape="id200" draw:start-glue-point="8" draw:end-shape="id201" draw:end-glue-point="4" svg:d="M191786 219239v476h-9v477" svg:viewBox="0 0 10 954">
          <text:p/>
        </draw:connector>
        <draw:connector draw:style-name="gr9" draw:text-style-name="P6" draw:layer="layout" svg:x1="191.786cm" svg:y1="215.747cm" svg:x2="191.786cm" svg:y2="216.382cm" draw:start-shape="id198" draw:start-glue-point="8" draw:end-shape="id200" draw:end-glue-point="4" svg:d="M191786 215747v635" svg:viewBox="0 0 1 636">
          <text:p/>
        </draw:connector>
        <draw:custom-shape draw:style-name="gr37" draw:text-style-name="P11" xml:id="id202" draw:id="id202" draw:layer="layout" svg:width="6.25cm" svg:height="2.857cm" svg:x="188.661cm" svg:y="224.00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23.367cm" svg:x2="191.786cm" svg:y2="224.002cm" draw:start-shape="id201" draw:start-glue-point="6" draw:end-shape="id202" draw:end-glue-point="4" svg:d="M191777 223367v317h9v318" svg:viewBox="0 0 10 636">
          <text:p/>
        </draw:connector>
        <draw:custom-shape draw:style-name="gr37" draw:text-style-name="P11" xml:id="id203" draw:id="id203" draw:layer="layout" svg:width="6.25cm" svg:height="2.857cm" svg:x="188.661cm" svg:y="227.49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86cm" svg:y1="226.859cm" svg:x2="191.786cm" svg:y2="227.494cm" draw:start-shape="id202" draw:start-glue-point="8" draw:end-shape="id203" draw:end-glue-point="4" svg:d="M191786 226859v635" svg:viewBox="0 0 1 636">
          <text:p/>
        </draw:connector>
        <draw:connector draw:style-name="gr10" draw:text-style-name="P4" draw:layer="layout" svg:x1="194.911cm" svg:y1="228.922cm" svg:x2="196.698cm" svg:y2="228.865cm" draw:start-shape="id203" draw:start-glue-point="10" draw:end-shape="id204" draw:end-glue-point="5" svg:d="M194911 228922h894v-57h893" svg:viewBox="0 0 1788 58">
          <text:p text:style-name="P6">elif</text:p>
          <text:p text:style-name="P6"/>
        </draw:connector>
        <draw:custom-shape draw:style-name="gr5" draw:text-style-name="P4" xml:id="id205" draw:id="id205" draw:layer="layout" svg:width="6.032cm" svg:height="2.54cm" svg:x="183.681cm" svg:y="203.46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00.073cm" svg:y1="227.277cm" svg:x2="189.713cm" svg:y2="204.735cm" draw:start-shape="id204" draw:start-glue-point="4" draw:end-shape="id205" draw:end-glue-point="1" svg:d="M200073 227277v-22542h-10360" svg:viewBox="0 0 10361 22543">
          <text:p/>
        </draw:connector>
        <draw:custom-shape draw:style-name="gr73" draw:text-style-name="P17" xml:id="id206" draw:id="id206" draw:layer="layout" svg:width="7.102cm" svg:height="3.175cm" svg:x="188.226cm" svg:y="231.0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30.351cm" svg:x2="191.777cm" svg:y2="231.087cm" draw:start-shape="id203" draw:start-glue-point="8" draw:end-shape="id206" draw:end-glue-point="4" svg:d="M191786 230351v368h-9v368" svg:viewBox="0 0 10 737">
          <text:p/>
        </draw:connector>
        <draw:custom-shape draw:style-name="gr41" draw:text-style-name="P11" xml:id="id207" draw:id="id207" draw:layer="layout" svg:width="6.585cm" svg:height="2.857cm" svg:x="188.526cm" svg:y="235.11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34.262cm" svg:x2="191.819cm" svg:y2="235.115cm" draw:start-shape="id206" draw:start-glue-point="6" draw:end-shape="id207" draw:end-glue-point="4" svg:d="M191777 234262v426h42v427" svg:viewBox="0 0 43 854">
          <text:p/>
        </draw:connector>
        <draw:custom-shape draw:style-name="gr5" draw:text-style-name="P4" xml:id="id208" draw:id="id208" draw:layer="layout" svg:width="6.032cm" svg:height="2.54cm" svg:x="170.346cm" svg:y="195.11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3.362cm" svg:y1="195.11cm" svg:x2="183.522cm" svg:y2="193.84cm" draw:start-shape="id208" draw:start-glue-point="0" draw:end-shape="id193" draw:end-glue-point="2" svg:d="M173362 195110v-635h10160v-635" svg:viewBox="0 0 10161 1271">
          <text:p/>
        </draw:connector>
        <draw:custom-shape draw:style-name="gr39" draw:text-style-name="P14" xml:id="id209" draw:id="id209" draw:layer="layout" svg:width="6.65cm" svg:height="2.857cm" svg:x="170.046cm" svg:y="198.602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210" draw:id="id210" draw:layer="layout" svg:width="7.738cm" svg:height="3.175cm" svg:x="169.493cm" svg:y="205.995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3.362cm" svg:y1="197.65cm" svg:x2="173.371cm" svg:y2="198.602cm" draw:start-shape="id208" draw:start-glue-point="2" draw:end-shape="id209" draw:end-glue-point="4" svg:d="M173362 197650v476h9v476" svg:viewBox="0 0 10 953">
          <text:p/>
        </draw:connector>
        <draw:custom-shape draw:style-name="gr37" draw:text-style-name="P11" xml:id="id211" draw:id="id211" draw:layer="layout" svg:width="6.25cm" svg:height="2.857cm" svg:x="170.246cm" svg:y="209.923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62cm" svg:y1="209.17cm" svg:x2="173.371cm" svg:y2="209.923cm" draw:start-shape="id210" draw:start-glue-point="6" draw:end-shape="id211" draw:end-glue-point="4" svg:d="M173362 209170v376h9v377" svg:viewBox="0 0 10 754">
          <text:p/>
        </draw:connector>
        <draw:custom-shape draw:style-name="gr5" draw:text-style-name="P4" xml:id="id212" draw:id="id212" draw:layer="layout" svg:width="6.032cm" svg:height="2.54cm" svg:x="161.139cm" svg:y="195.11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64.155cm" svg:y1="195.11cm" svg:x2="183.522cm" svg:y2="193.84cm" draw:start-shape="id212" draw:start-glue-point="0" draw:end-shape="id193" draw:end-glue-point="2" svg:d="M164155 195110v-635h19367v-635" svg:viewBox="0 0 19368 1271">
          <text:p/>
        </draw:connector>
        <draw:custom-shape draw:style-name="gr39" draw:text-style-name="P14" xml:id="id213" draw:id="id213" draw:layer="layout" svg:width="6.65cm" svg:height="2.857cm" svg:x="160.821cm" svg:y="198.28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197.65cm" svg:x2="164.146cm" svg:y2="198.285cm" draw:start-shape="id212" draw:start-glue-point="2" draw:end-shape="id213" draw:end-glue-point="4" svg:d="M164155 197650v317h-9v318" svg:viewBox="0 0 10 636">
          <text:p/>
        </draw:connector>
        <draw:custom-shape draw:style-name="gr74" draw:text-style-name="P17" xml:id="id219" draw:id="id219" draw:layer="layout" svg:width="7.085cm" svg:height="3.175cm" svg:x="160.603cm" svg:y="228.1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215" draw:id="id215" draw:layer="layout" svg:width="6.885cm" svg:height="2.857cm" svg:x="160.703cm" svg:y="217.46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14" draw:id="id214" draw:layer="layout" svg:width="6.467cm" svg:height="2.857cm" svg:x="160.921cm" svg:y="220.92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20.926cm" svg:x2="164.146cm" svg:y2="220.326cm" draw:start-shape="id214" draw:start-glue-point="4" draw:end-shape="id215" draw:end-glue-point="8" svg:d="M164155 220926v-300h-9v-300" svg:viewBox="0 0 10 601">
          <text:p/>
        </draw:connector>
        <draw:custom-shape draw:style-name="gr48" draw:text-style-name="P11" xml:id="id217" draw:id="id217" draw:layer="layout" svg:width="6.467cm" svg:height="2.857cm" svg:x="160.921cm" svg:y="201.7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16" draw:id="id216" draw:layer="layout" svg:width="7.503cm" svg:height="3.175cm" svg:x="160.403cm" svg:y="205.45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64.155cm" svg:y1="205.452cm" svg:x2="164.155cm" svg:y2="204.634cm" draw:start-shape="id216" draw:start-glue-point="4" draw:end-shape="id217" draw:end-glue-point="8" svg:d="M164155 205452v-818" svg:viewBox="0 0 1 819">
          <text:p/>
        </draw:connector>
        <draw:connector draw:style-name="gr9" draw:text-style-name="P6" draw:layer="layout" svg:x1="186.688cm" svg:y1="198.737cm" svg:x2="186.697cm" svg:y2="197.65cm" draw:start-shape="id218" draw:start-glue-point="4" draw:end-shape="id194" draw:end-glue-point="2" svg:d="M186688 198737v-544h9v-543" svg:viewBox="0 0 10 1088">
          <text:p/>
        </draw:connector>
        <draw:connector draw:style-name="gr9" draw:text-style-name="P6" draw:layer="layout" svg:x1="186.697cm" svg:y1="203.465cm" svg:x2="186.688cm" svg:y2="201.594cm" draw:start-shape="id205" draw:start-glue-point="0" draw:end-shape="id218" draw:end-glue-point="8" svg:d="M186697 203465v-935h-9v-936" svg:viewBox="0 0 10 1872">
          <text:p/>
        </draw:connector>
        <draw:connector draw:style-name="gr9" draw:text-style-name="P6" draw:layer="layout" svg:x1="186.698cm" svg:y1="207.175cm" svg:x2="186.697cm" svg:y2="206.005cm" draw:start-shape="id197" draw:start-glue-point="4" draw:end-shape="id205" draw:end-glue-point="2" svg:d="M186698 207175v-585h-1v-585" svg:viewBox="0 0 2 1171">
          <text:p/>
        </draw:connector>
        <draw:custom-shape draw:style-name="gr37" draw:text-style-name="P11" xml:id="id229" draw:id="id229" draw:layer="layout" svg:width="6.25cm" svg:height="2.857cm" svg:x="161.038cm" svg:y="213.659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20" draw:id="id220" draw:layer="layout" svg:width="6.65cm" svg:height="2.857cm" svg:x="160.838cm" svg:y="224.41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28.144cm" svg:x2="164.163cm" svg:y2="227.276cm" draw:start-shape="id219" draw:start-glue-point="4" draw:end-shape="id220" draw:end-glue-point="8" svg:d="M164146 228144v-434h17v-434" svg:viewBox="0 0 18 869">
          <text:p/>
        </draw:connector>
        <draw:connector draw:style-name="gr9" draw:text-style-name="P6" draw:layer="layout" svg:x1="164.155cm" svg:y1="223.783cm" svg:x2="164.163cm" svg:y2="224.419cm" draw:start-shape="id214" draw:start-glue-point="8" draw:end-shape="id220" draw:end-glue-point="4" svg:d="M164155 223783v318h8v318" svg:viewBox="0 0 9 637">
          <text:p/>
        </draw:connector>
        <draw:custom-shape draw:style-name="gr5" draw:text-style-name="P4" xml:id="id222" draw:id="id222" draw:layer="layout" svg:width="6.032cm" svg:height="2.54cm" svg:x="143.428cm" svg:y="195.11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221" draw:id="id221" draw:layer="layout" svg:width="7.085cm" svg:height="2.857cm" svg:x="142.923cm" svg:y="198.285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66cm" svg:y1="198.285cm" svg:x2="146.444cm" svg:y2="197.65cm" draw:start-shape="id221" draw:start-glue-point="4" draw:end-shape="id222" draw:end-glue-point="2" svg:d="M146466 198285v-318h-22v-317" svg:viewBox="0 0 23 636">
          <text:p/>
        </draw:connector>
        <draw:custom-shape draw:style-name="gr37" draw:text-style-name="P11" xml:id="id223" draw:id="id223" draw:layer="layout" svg:width="6.25cm" svg:height="2.857cm" svg:x="143.358cm" svg:y="201.778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83cm" svg:y1="201.778cm" svg:x2="146.466cm" svg:y2="201.142cm" draw:start-shape="id223" draw:start-glue-point="4" draw:end-shape="id221" draw:end-glue-point="8" svg:d="M146483 201778v-318h-17v-318" svg:viewBox="0 0 18 637">
          <text:p/>
        </draw:connector>
        <draw:custom-shape draw:style-name="gr50" draw:text-style-name="P4" xml:id="id226" draw:id="id226" draw:layer="layout" svg:width="6.197cm" svg:height="2.54cm" svg:x="135.573cm" svg:y="195.11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225" draw:id="id225" draw:layer="layout" svg:width="7.085cm" svg:height="2.857cm" svg:x="135.103cm" svg:y="198.285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224" draw:id="id224" draw:layer="layout" svg:width="6.25cm" svg:height="2.857cm" svg:x="135.538cm" svg:y="201.778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38.663cm" svg:y1="201.778cm" svg:x2="138.646cm" svg:y2="201.142cm" draw:start-shape="id224" draw:start-glue-point="4" draw:end-shape="id225" draw:end-glue-point="8" svg:d="M138663 201778v-318h-17v-318" svg:viewBox="0 0 18 637">
          <text:p/>
        </draw:connector>
        <draw:connector draw:style-name="gr9" draw:text-style-name="P6" draw:layer="layout" svg:x1="138.646cm" svg:y1="198.285cm" svg:x2="138.671cm" svg:y2="197.65cm" draw:start-shape="id225" draw:start-glue-point="4" draw:end-shape="id226" draw:end-glue-point="2" svg:d="M138646 198285v-318h25v-317" svg:viewBox="0 0 26 636">
          <text:p/>
        </draw:connector>
        <draw:connector draw:style-name="gr9" draw:text-style-name="P6" draw:layer="layout" svg:x1="138.671cm" svg:y1="195.11cm" svg:x2="183.522cm" svg:y2="193.84cm" draw:start-shape="id226" draw:start-glue-point="0" draw:end-shape="id193" draw:end-glue-point="2" svg:d="M138671 195110v-635h44851v-635" svg:viewBox="0 0 44852 1271">
          <text:p/>
        </draw:connector>
        <draw:connector draw:style-name="gr9" draw:text-style-name="P6" draw:layer="layout" svg:x1="146.444cm" svg:y1="195.11cm" svg:x2="183.522cm" svg:y2="193.84cm" draw:start-shape="id222" draw:start-glue-point="0" draw:end-shape="id193" draw:end-glue-point="2" svg:d="M146444 195110v-635h37078v-635" svg:viewBox="0 0 37079 1271">
          <text:p/>
        </draw:connector>
        <draw:custom-shape draw:style-name="gr50" draw:text-style-name="P4" xml:id="id227" draw:id="id227" draw:layer="layout" svg:width="6.197cm" svg:height="2.54cm" svg:x="152.566cm" svg:y="195.11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5.664cm" svg:y1="195.11cm" svg:x2="183.522cm" svg:y2="193.84cm" draw:start-shape="id227" draw:start-glue-point="0" draw:end-shape="id193" draw:end-glue-point="2" svg:d="M155664 195110v-635h27858v-635" svg:viewBox="0 0 27859 1271">
          <text:p/>
        </draw:connector>
        <draw:custom-shape draw:style-name="gr75" draw:text-style-name="P17" xml:id="id228" draw:id="id228" draw:layer="layout" svg:width="7.403cm" svg:height="3.175cm" svg:x="151.948cm" svg:y="198.10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5cm" svg:y1="198.102cm" svg:x2="155.664cm" svg:y2="197.65cm" draw:start-shape="id228" draw:start-glue-point="4" draw:end-shape="id227" draw:end-glue-point="2" svg:d="M155650 198102v-226h14v-226" svg:viewBox="0 0 15 453">
          <text:p/>
        </draw:connector>
        <draw:connector draw:style-name="gr9" draw:text-style-name="P6" draw:layer="layout" svg:x1="164.146cm" svg:y1="217.469cm" svg:x2="164.163cm" svg:y2="216.516cm" draw:start-shape="id215" draw:start-glue-point="4" draw:end-shape="id229" draw:end-glue-point="8" svg:d="M164146 217469v-477h17v-476" svg:viewBox="0 0 18 954">
          <text:p/>
        </draw:connector>
        <draw:custom-shape draw:style-name="gr37" draw:text-style-name="P20" xml:id="id230" draw:id="id230" draw:layer="layout" svg:width="6.25cm" svg:height="2.857cm" svg:x="161.021cm" svg:y="232.075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32.075cm" svg:x2="164.146cm" svg:y2="231.319cm" draw:start-shape="id230" draw:start-glue-point="4" draw:end-shape="id219" draw:end-glue-point="6" svg:d="M164146 232075v-756" svg:viewBox="0 0 1 757">
          <text:p/>
        </draw:connector>
        <draw:custom-shape draw:style-name="gr39" draw:text-style-name="P14" xml:id="id231" draw:id="id231" draw:layer="layout" svg:width="6.65cm" svg:height="2.857cm" svg:x="160.821cm" svg:y="209.715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09.715cm" svg:x2="164.155cm" svg:y2="208.627cm" draw:start-shape="id231" draw:start-glue-point="4" draw:end-shape="id216" draw:end-glue-point="6" svg:d="M164146 209715v-544h9v-544" svg:viewBox="0 0 10 1089">
          <text:p/>
        </draw:connector>
        <draw:connector draw:style-name="gr9" draw:text-style-name="P6" draw:layer="layout" svg:x1="164.146cm" svg:y1="212.572cm" svg:x2="164.163cm" svg:y2="213.659cm" draw:start-shape="id231" draw:start-glue-point="8" draw:end-shape="id229" draw:end-glue-point="4" svg:d="M164146 212572v543h17v544" svg:viewBox="0 0 18 1088">
          <text:p/>
        </draw:connector>
        <draw:custom-shape draw:style-name="gr48" draw:text-style-name="P11" xml:id="id232" draw:id="id232" draw:layer="layout" svg:width="6.467cm" svg:height="2.857cm" svg:x="160.921cm" svg:y="235.75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35.75cm" svg:x2="164.146cm" svg:y2="234.932cm" draw:start-shape="id232" draw:start-glue-point="4" draw:end-shape="id230" draw:end-glue-point="8" svg:d="M164155 235750v-409h-9v-409" svg:viewBox="0 0 10 819">
          <text:p/>
        </draw:connector>
        <draw:connector draw:style-name="gr9" draw:text-style-name="P6" draw:layer="layout" svg:x1="164.155cm" svg:y1="201.777cm" svg:x2="164.146cm" svg:y2="201.142cm" draw:start-shape="id217" draw:start-glue-point="4" svg:d="M164155 201777v-568h-9v-67" svg:viewBox="0 0 10 636">
          <text:p/>
        </draw:connector>
        <draw:custom-shape draw:style-name="gr39" draw:text-style-name="P14" xml:id="id243" draw:id="id243" draw:layer="layout" svg:width="6.65cm" svg:height="2.857cm" svg:x="152.349cm" svg:y="202.7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xml:id="id237" draw:id="id237" draw:layer="layout" svg:width="7.085cm" svg:height="3.175cm" svg:x="152.131cm" svg:y="232.08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234" draw:id="id234" draw:layer="layout" svg:width="6.885cm" svg:height="2.857cm" svg:x="152.231cm" svg:y="221.91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33" draw:id="id233" draw:layer="layout" svg:width="6.467cm" svg:height="2.857cm" svg:x="152.449cm" svg:y="225.37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83cm" svg:y1="225.371cm" svg:x2="155.674cm" svg:y2="224.771cm" draw:start-shape="id233" draw:start-glue-point="4" draw:end-shape="id234" draw:end-glue-point="8" svg:d="M155683 225371v-300h-9v-300" svg:viewBox="0 0 10 601">
          <text:p/>
        </draw:connector>
        <draw:custom-shape draw:style-name="gr48" draw:text-style-name="P11" xml:id="id236" draw:id="id236" draw:layer="layout" svg:width="6.467cm" svg:height="2.857cm" svg:x="152.449cm" svg:y="206.22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35" draw:id="id235" draw:layer="layout" svg:width="7.503cm" svg:height="3.175cm" svg:x="151.931cm" svg:y="209.89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83cm" svg:y1="209.897cm" svg:x2="155.683cm" svg:y2="209.079cm" draw:start-shape="id235" draw:start-glue-point="4" draw:end-shape="id236" draw:end-glue-point="8" svg:d="M155683 209897v-818" svg:viewBox="0 0 1 819">
          <text:p/>
        </draw:connector>
        <draw:custom-shape draw:style-name="gr37" draw:text-style-name="P11" xml:id="id239" draw:id="id239" draw:layer="layout" svg:width="6.25cm" svg:height="2.857cm" svg:x="152.566cm" svg:y="218.10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38" draw:id="id238" draw:layer="layout" svg:width="6.65cm" svg:height="2.857cm" svg:x="152.366cm" svg:y="228.86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32.089cm" svg:x2="155.691cm" svg:y2="231.721cm" draw:start-shape="id237" draw:start-glue-point="4" draw:end-shape="id238" draw:end-glue-point="8" svg:d="M155674 232089v-184h17v-184" svg:viewBox="0 0 18 369">
          <text:p/>
        </draw:connector>
        <draw:connector draw:style-name="gr9" draw:text-style-name="P6" draw:layer="layout" svg:x1="155.683cm" svg:y1="228.228cm" svg:x2="155.691cm" svg:y2="228.864cm" draw:start-shape="id233" draw:start-glue-point="8" draw:end-shape="id238" draw:end-glue-point="4" svg:d="M155683 228228v318h8v318" svg:viewBox="0 0 9 637">
          <text:p/>
        </draw:connector>
        <draw:connector draw:style-name="gr9" draw:text-style-name="P6" draw:layer="layout" svg:x1="155.674cm" svg:y1="221.914cm" svg:x2="155.691cm" svg:y2="220.961cm" draw:start-shape="id234" draw:start-glue-point="4" draw:end-shape="id239" draw:end-glue-point="8" svg:d="M155674 221914v-477h17v-476" svg:viewBox="0 0 18 954">
          <text:p/>
        </draw:connector>
        <draw:custom-shape draw:style-name="gr37" draw:text-style-name="P11" xml:id="id242" draw:id="id242" draw:layer="layout" svg:width="6.25cm" svg:height="2.857cm" svg:x="152.53cm" svg:y="248.807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40" draw:id="id240" draw:layer="layout" svg:width="6.65cm" svg:height="2.857cm" svg:x="152.349cm" svg:y="214.16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14.16cm" svg:x2="155.683cm" svg:y2="213.072cm" draw:start-shape="id240" draw:start-glue-point="4" draw:end-shape="id235" draw:end-glue-point="6" svg:d="M155674 214160v-544h9v-544" svg:viewBox="0 0 10 1089">
          <text:p/>
        </draw:connector>
        <draw:connector draw:style-name="gr9" draw:text-style-name="P6" draw:layer="layout" svg:x1="155.674cm" svg:y1="217.017cm" svg:x2="155.691cm" svg:y2="218.104cm" draw:start-shape="id240" draw:start-glue-point="8" draw:end-shape="id239" draw:end-glue-point="4" svg:d="M155674 217017v543h17v544" svg:viewBox="0 0 18 1088">
          <text:p/>
        </draw:connector>
        <draw:custom-shape draw:style-name="gr48" draw:text-style-name="P11" xml:id="id241" draw:id="id241" draw:layer="layout" svg:width="6.467cm" svg:height="2.857cm" svg:x="152.43cm" svg:y="252.48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64cm" svg:y1="252.482cm" svg:x2="155.655cm" svg:y2="251.664cm" draw:start-shape="id241" draw:start-glue-point="4" draw:end-shape="id242" draw:end-glue-point="8" svg:d="M155664 252482v-409h-9v-409" svg:viewBox="0 0 10 819">
          <text:p/>
        </draw:connector>
        <draw:connector draw:style-name="gr9" draw:text-style-name="P6" draw:layer="layout" svg:x1="155.683cm" svg:y1="206.222cm" svg:x2="155.674cm" svg:y2="205.587cm" draw:start-shape="id236" draw:start-glue-point="4" svg:d="M155683 206222v-568h-9v-67" svg:viewBox="0 0 10 636">
          <text:p/>
        </draw:connector>
        <draw:connector draw:style-name="gr9" draw:text-style-name="P6" draw:layer="layout" svg:x1="155.674cm" svg:y1="202.73cm" svg:x2="155.65cm" svg:y2="201.277cm" draw:start-shape="id243" draw:start-glue-point="4" draw:end-shape="id228" draw:end-glue-point="6" svg:d="M155674 202730v-727h-24v-726" svg:viewBox="0 0 25 1454">
          <text:p/>
        </draw:connector>
        <draw:custom-shape draw:style-name="gr77" draw:text-style-name="P17" xml:id="id244" draw:id="id244" draw:layer="layout" svg:width="7.085cm" svg:height="3.81cm" svg:x="152.129cm" svg:y="244.219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72cm" svg:y1="248.029cm" svg:x2="155.655cm" svg:y2="248.807cm" draw:start-shape="id244" draw:start-glue-point="6" draw:end-shape="id242" draw:end-glue-point="4" svg:d="M155672 248029v389h-17v389" svg:viewBox="0 0 18 779">
          <text:p/>
        </draw:connector>
        <draw:custom-shape draw:style-name="gr5" draw:text-style-name="P4" xml:id="id245" draw:id="id245" draw:layer="layout" svg:width="6.032cm" svg:height="2.54cm" svg:x="123.338cm" svg:y="191.3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6.354cm" svg:y1="191.3cm" svg:x2="211.144cm" svg:y2="189.395cm" draw:start-shape="id245" draw:start-glue-point="0" draw:end-shape="id147" draw:end-glue-point="2" svg:d="M126354 191300v-952h84790v-953" svg:viewBox="0 0 84791 1906">
          <text:p/>
        </draw:connector>
        <draw:custom-shape draw:style-name="gr36" draw:text-style-name="P12" xml:id="id246" draw:id="id246" draw:layer="layout" svg:width="6.033cm" svg:height="3.174cm" svg:x="170.328cm" svg:y="202.178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71cm" svg:y1="201.459cm" svg:x2="173.345cm" svg:y2="202.178cm" draw:start-shape="id209" draw:start-glue-point="8" draw:end-shape="id246" draw:end-glue-point="4" svg:d="M173371 201459v360h-26v359" svg:viewBox="0 0 27 720">
          <text:p/>
        </draw:connector>
        <draw:connector draw:style-name="gr9" draw:text-style-name="P6" draw:layer="layout" svg:x1="173.345cm" svg:y1="205.352cm" svg:x2="173.362cm" svg:y2="205.995cm" draw:start-shape="id246" draw:start-glue-point="8" draw:end-shape="id210" draw:end-glue-point="4" svg:d="M173345 205352v322h17v321" svg:viewBox="0 0 18 644">
          <text:p/>
        </draw:connector>
        <draw:custom-shape draw:style-name="gr54" draw:text-style-name="P14" xml:id="id247" draw:id="id247" draw:layer="layout" svg:width="7.167cm" svg:height="2.857cm" svg:x="295.575cm" svg:y="214.995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9.159cm" svg:y1="214.995cm" svg:x2="300.438cm" svg:y2="213.837cm" draw:start-shape="id247" draw:start-glue-point="4" draw:end-shape="id177" draw:end-glue-point="2" svg:d="M299159 214995v-579h1279v-579" svg:viewBox="0 0 1280 1159">
          <text:p/>
        </draw:connector>
        <draw:custom-shape draw:style-name="gr13" draw:text-style-name="P12" xml:id="id248" draw:id="id248" draw:layer="layout" svg:width="6.033cm" svg:height="2.857cm" svg:x="318.383cm" svg:y="206.341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21.4cm" svg:y2="206.341cm" draw:start-shape="id183" draw:start-glue-point="2" draw:end-shape="id248" draw:end-glue-point="4" svg:d="M321417 204952v694h-17v695" svg:viewBox="0 0 18 1390">
          <text:p/>
        </draw:connector>
        <draw:custom-shape draw:style-name="gr27" draw:text-style-name="P4" xml:id="id249" draw:id="id249" draw:layer="layout" svg:width="4.445cm" svg:height="1.588cm" svg:x="321.794cm" svg:y="212.685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21.4cm" svg:y1="209.198cm" svg:x2="324.016cm" svg:y2="212.685cm" draw:start-shape="id248" draw:start-glue-point="8" draw:end-shape="id249" draw:end-glue-point="0" svg:d="M321400 209198v1744h2616v1743" svg:viewBox="0 0 2617 3488">
          <text:p/>
        </draw:connector>
        <draw:custom-shape draw:style-name="gr28" draw:text-style-name="P14" xml:id="id250" draw:id="id250" draw:layer="layout" svg:width="5.832cm" svg:height="2.857cm" svg:x="326.621cm" svg:y="215.413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4.016cm" svg:y1="214.273cm" svg:x2="329.537cm" svg:y2="215.413cm" draw:start-shape="id249" draw:start-glue-point="2" draw:end-shape="id250" draw:end-glue-point="4" svg:d="M324016 214273v570h5521v570" svg:viewBox="0 0 5522 1141">
          <text:p/>
        </draw:connector>
        <draw:custom-shape draw:style-name="gr12" draw:text-style-name="P11" xml:id="id251" draw:id="id251" draw:layer="layout" svg:width="5.933cm" svg:height="2.857cm" svg:x="334.14cm" svg:y="206.658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37.106cm" svg:y2="206.658cm" draw:start-shape="id183" draw:start-glue-point="2" draw:end-shape="id251" draw:end-glue-point="4" svg:d="M321417 204952v853h15689v853" svg:viewBox="0 0 15690 1707">
          <text:p/>
        </draw:connector>
        <draw:connector draw:style-name="gr29" draw:text-style-name="P13" draw:layer="layout" svg:x1="332.453cm" svg:y1="216.841cm" svg:x2="334.14cm" svg:y2="208.086cm" draw:start-shape="id250" draw:start-glue-point="10" draw:end-shape="id251" draw:end-glue-point="6" svg:d="M332453 216841h844v-8755h843" svg:viewBox="0 0 1688 8756">
          <text:p/>
        </draw:connector>
        <draw:custom-shape draw:style-name="gr30" draw:text-style-name="P4" xml:id="id252" draw:id="id252" draw:layer="layout" svg:width="4.845cm" svg:height="1.588cm" svg:x="334.675cm" svg:y="211.4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7.106cm" svg:y1="209.515cm" svg:x2="337.097cm" svg:y2="211.42cm" draw:start-shape="id251" draw:start-glue-point="8" draw:end-shape="id252" draw:end-glue-point="0" svg:d="M337106 209515v953h-9v952" svg:viewBox="0 0 10 1906">
          <text:p/>
        </draw:connector>
        <draw:custom-shape draw:style-name="gr31" draw:text-style-name="P17" xml:id="id253" draw:id="id253" draw:layer="layout" svg:width="6.35cm" svg:height="3.175cm" svg:x="333.923cm" svg:y="213.96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7.097cm" svg:y1="213.008cm" svg:x2="337.098cm" svg:y2="213.96cm" draw:start-shape="id252" draw:start-glue-point="2" draw:end-shape="id253" draw:end-glue-point="4" svg:d="M337097 213008v476h1v476" svg:viewBox="0 0 2 953">
          <text:p/>
        </draw:connector>
        <draw:custom-shape draw:style-name="gr23" draw:text-style-name="P14" xml:id="id254" draw:id="id254" draw:layer="layout" svg:width="6.35cm" svg:height="2.857cm" svg:x="319.453cm" svg:y="215.431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2.628cm" svg:y1="215.431cm" svg:x2="324.016cm" svg:y2="214.273cm" draw:start-shape="id254" draw:start-glue-point="4" draw:end-shape="id249" draw:end-glue-point="2" svg:d="M322628 215431v-579h1388v-579" svg:viewBox="0 0 1389 1159">
          <text:p/>
        </draw:connector>
        <draw:rect draw:style-name="gr10" draw:text-style-name="P4" xml:id="id255" draw:id="id255" draw:layer="layout" svg:width="4.127cm" svg:height="1.587cm" svg:x="124.308cm" svg:y="196.063cm">
          <text:p text:style-name="P6">call</text:p>
        </draw:rect>
        <draw:connector draw:style-name="gr9" draw:text-style-name="P6" draw:layer="layout" svg:x1="126.371cm" svg:y1="196.063cm" svg:x2="126.354cm" svg:y2="193.84cm" draw:start-shape="id255" draw:start-glue-point="0" draw:end-shape="id245" draw:end-glue-point="2" svg:d="M126371 196063v-1111h-17v-1112" svg:viewBox="0 0 18 2224">
          <text:p/>
        </draw:connector>
        <draw:custom-shape draw:style-name="gr55" draw:text-style-name="P12" xml:id="id257" draw:id="id257" draw:layer="layout" svg:width="6.667cm" svg:height="3.174cm" svg:x="122.984cm" svg:y="214.42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7" xml:id="id256" draw:id="id256" draw:layer="layout" svg:width="7.403cm" svg:height="3.175cm" svg:x="122.667cm" svg:y="218.331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6.369cm" svg:y1="218.331cm" svg:x2="126.318cm" svg:y2="217.596cm" draw:start-shape="id256" draw:start-glue-point="4" draw:end-shape="id257" draw:end-glue-point="8" svg:d="M126369 218331v-367h-51v-368" svg:viewBox="0 0 52 736">
          <text:p/>
        </draw:connector>
        <draw:custom-shape draw:style-name="gr37" draw:text-style-name="P11" xml:id="id259" draw:id="id259" draw:layer="layout" svg:width="6.25cm" svg:height="2.857cm" svg:x="123.202cm" svg:y="222.486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58" draw:id="id258" draw:layer="layout" svg:width="6.667cm" svg:height="3.174cm" svg:x="123.019cm" svg:y="226.197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53cm" svg:y1="226.197cm" svg:x2="126.327cm" svg:y2="225.343cm" draw:start-shape="id258" draw:start-glue-point="4" draw:end-shape="id259" draw:end-glue-point="8" svg:d="M126353 226197v-427h-26v-427" svg:viewBox="0 0 27 855">
          <text:p/>
        </draw:connector>
        <draw:custom-shape draw:style-name="gr49" draw:text-style-name="P14" xml:id="id260" draw:id="id260" draw:layer="layout" svg:width="7.085cm" svg:height="2.857cm" svg:x="122.802cm" svg:y="230.423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45cm" svg:y1="230.423cm" svg:x2="126.353cm" svg:y2="229.371cm" draw:start-shape="id260" draw:start-glue-point="4" draw:end-shape="id258" draw:end-glue-point="8" svg:d="M126345 230423v-526h8v-526" svg:viewBox="0 0 9 1053">
          <text:p/>
        </draw:connector>
        <draw:rect draw:style-name="gr10" draw:text-style-name="P4" xml:id="id261" draw:id="id261" draw:layer="layout" svg:width="4.127cm" svg:height="1.587cm" svg:x="100.19cm" svg:y="196.063cm">
          <text:p text:style-name="P6">unary op</text:p>
        </draw:rect>
        <draw:connector draw:style-name="gr9" draw:text-style-name="P6" draw:layer="layout" svg:x1="102.253cm" svg:y1="196.063cm" svg:x2="126.354cm" svg:y2="193.84cm" draw:start-shape="id261" draw:start-glue-point="0" draw:end-shape="id245" draw:end-glue-point="2" svg:d="M102253 196063v-1111h24101v-1112" svg:viewBox="0 0 24102 2224">
          <text:p/>
        </draw:connector>
        <draw:rect draw:style-name="gr10" draw:text-style-name="P4" xml:id="id262" draw:id="id262" draw:layer="layout" svg:width="4.127cm" svg:height="1.587cm" svg:x="88.142cm" svg:y="196.062cm">
          <text:p text:style-name="P6">binary op</text:p>
        </draw:rect>
        <draw:connector draw:style-name="gr9" draw:text-style-name="P6" draw:layer="layout" svg:x1="90.205cm" svg:y1="196.062cm" svg:x2="126.354cm" svg:y2="193.84cm" draw:start-shape="id262" draw:start-glue-point="0" draw:end-shape="id245" draw:end-glue-point="2" svg:d="M90205 196062v-1111h36149v-1111" svg:viewBox="0 0 36150 2223">
          <text:p/>
        </draw:connector>
        <draw:connector draw:style-name="gr11" draw:text-style-name="P4" draw:layer="layout" svg:x1="126.371cm" svg:y1="201.978cm" svg:x2="126.371cm" svg:y2="197.65cm" draw:start-shape="id263" draw:start-glue-point="4" draw:end-shape="id255" draw:end-glue-point="2" svg:d="M126371 201978v-4328" svg:viewBox="0 0 1 4329">
          <text:p text:style-name="P6">no</text:p>
        </draw:connector>
        <draw:custom-shape draw:style-name="gr55" draw:text-style-name="P12" xml:id="id264" draw:id="id264" draw:layer="layout" svg:width="6.667cm" svg:height="3.174cm" svg:x="116.035cm" svg:y="200.389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9.369cm" svg:y1="200.389cm" svg:x2="126.371cm" svg:y2="197.65cm" draw:start-shape="id264" draw:start-glue-point="4" draw:end-shape="id255" draw:end-glue-point="2" svg:d="M119369 200389v-1369h7002v-1370" svg:viewBox="0 0 7003 2740">
          <text:p text:style-name="P7">called by object</text:p>
        </draw:connector>
        <draw:custom-shape draw:style-name="gr79" draw:text-style-name="P17" xml:id="id265" draw:id="id265" draw:layer="layout" svg:width="8.573cm" svg:height="3.175cm" svg:x="115.082cm" svg:y="204.199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9.369cm" svg:y1="204.199cm" svg:x2="119.369cm" svg:y2="203.563cm" draw:start-shape="id265" draw:start-glue-point="4" draw:end-shape="id264" draw:end-glue-point="8" svg:d="M119369 204199v-636" svg:viewBox="0 0 1 637">
          <text:p/>
        </draw:connector>
        <draw:connector draw:style-name="gr59" draw:text-style-name="P13" draw:layer="layout" svg:x1="119.369cm" svg:y1="214.677cm" svg:x2="122.984cm" svg:y2="216.009cm" draw:start-shape="id266" draw:start-glue-point="8" draw:end-shape="id257" draw:end-glue-point="6" svg:d="M119369 214677v1332h3615" svg:viewBox="0 0 3616 1333">
          <text:p/>
        </draw:connector>
        <draw:custom-shape draw:style-name="gr55" draw:text-style-name="P12" xml:id="id263" draw:id="id263" draw:layer="layout" svg:width="6.667cm" svg:height="3.174cm" svg:x="123.037cm" svg:y="201.978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71cm" svg:y1="205.152cm" svg:x2="126.318cm" svg:y2="214.422cm" draw:start-shape="id263" draw:start-glue-point="8" draw:end-shape="id257" draw:end-glue-point="4" svg:d="M126371 205152v4636h-53v4634" svg:viewBox="0 0 54 9271">
          <text:p/>
        </draw:connector>
        <draw:connector draw:style-name="gr9" draw:text-style-name="P6" draw:layer="layout" svg:x1="126.369cm" svg:y1="221.506cm" svg:x2="126.327cm" svg:y2="222.486cm" draw:start-shape="id256" draw:start-glue-point="6" draw:end-shape="id259" draw:end-glue-point="4" svg:d="M126369 221506v490h-42v490" svg:viewBox="0 0 43 981">
          <text:p/>
        </draw:connector>
        <draw:custom-shape draw:style-name="gr55" draw:text-style-name="P12" xml:id="id267" draw:id="id267" draw:layer="layout" svg:width="6.667cm" svg:height="3.174cm" svg:x="116.035cm" svg:y="207.809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66" draw:id="id266" draw:layer="layout" svg:width="6.667cm" svg:height="3.174cm" svg:x="116.035cm" svg:y="211.503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19.369cm" svg:y1="207.374cm" svg:x2="119.369cm" svg:y2="207.809cm" draw:start-shape="id265" draw:start-glue-point="6" draw:end-shape="id267" draw:end-glue-point="4" svg:d="M119369 207374v435" svg:viewBox="0 0 1 436">
          <text:p/>
        </draw:connector>
        <draw:connector draw:style-name="gr9" draw:text-style-name="P6" draw:layer="layout" svg:x1="119.369cm" svg:y1="210.983cm" svg:x2="119.369cm" svg:y2="211.503cm" draw:start-shape="id267" draw:start-glue-point="8" draw:end-shape="id266" draw:end-glue-point="4" svg:d="M119369 210983v520" svg:viewBox="0 0 1 521">
          <text:p/>
        </draw:connector>
        <draw:custom-shape draw:style-name="gr80" draw:text-style-name="P17" xml:id="id291" draw:id="id291" draw:layer="layout" svg:width="7.538cm" svg:height="3.175cm" svg:x="86.472cm" svg:y="217.5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7" xml:id="id287" draw:id="id287" draw:layer="layout" svg:width="7.538cm" svg:height="3.175cm" svg:x="86.43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7" xml:id="id289" draw:id="id289" draw:layer="layout" svg:width="7.538cm" svg:height="3.175cm" svg:x="86.455cm" svg:y="209.74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0" draw:text-style-name="P4" xml:id="id268" draw:id="id268" draw:layer="layout" svg:width="4.127cm" svg:height="1.587cm" svg:x="63.965cm" svg:y="196.045cm">
          <text:p text:style-name="P6">value</text:p>
        </draw:rect>
        <draw:connector draw:style-name="gr9" draw:text-style-name="P6" draw:layer="layout" svg:x1="66.028cm" svg:y1="196.045cm" svg:x2="126.354cm" svg:y2="193.84cm" draw:start-shape="id268" draw:start-glue-point="0" draw:end-shape="id245" draw:end-glue-point="2" svg:d="M66028 196045v-1102h60326v-1103" svg:viewBox="0 0 60327 2206">
          <text:p/>
        </draw:connector>
        <draw:rect draw:style-name="gr10" draw:text-style-name="P4" xml:id="id269" draw:id="id269" draw:layer="layout" svg:width="4.127cm" svg:height="1.587cm" svg:x="66.505cm" svg:y="199.12cm">
          <text:p text:style-name="P6">const</text:p>
        </draw:rect>
        <draw:connector draw:style-name="gr9" draw:text-style-name="P6" draw:layer="layout" svg:x1="66.028cm" svg:y1="197.632cm" svg:x2="68.568cm" svg:y2="199.12cm" draw:start-shape="id268" draw:start-glue-point="2" draw:end-shape="id269" draw:end-glue-point="0" svg:d="M66028 197632v744h2540v744" svg:viewBox="0 0 2541 1489">
          <text:p/>
        </draw:connector>
        <draw:rect draw:style-name="gr10" draw:text-style-name="P4" xml:id="id270" draw:id="id270" draw:layer="layout" svg:width="4.127cm" svg:height="1.587cm" svg:x="72.903cm" svg:y="201.977cm">
          <text:p text:style-name="P6">int</text:p>
        </draw:rect>
        <draw:rect draw:style-name="gr10" draw:text-style-name="P4" xml:id="id271" draw:id="id271" draw:layer="layout" svg:width="4.127cm" svg:height="1.587cm" svg:x="61.46cm" svg:y="201.977cm">
          <text:p text:style-name="P6">string??</text:p>
        </draw:rect>
        <draw:connector draw:style-name="gr9" draw:text-style-name="P6" draw:layer="layout" svg:x1="74.966cm" svg:y1="201.977cm" svg:x2="68.568cm" svg:y2="200.707cm" draw:start-shape="id270" draw:start-glue-point="0" draw:end-shape="id269" draw:end-glue-point="2" svg:d="M74966 201977v-635h-6398v-635" svg:viewBox="0 0 6399 1271">
          <text:p/>
        </draw:connector>
        <draw:connector draw:style-name="gr9" draw:text-style-name="P6" draw:layer="layout" svg:x1="63.523cm" svg:y1="201.977cm" svg:x2="68.568cm" svg:y2="200.707cm" draw:start-shape="id271" draw:start-glue-point="0" draw:end-shape="id269" draw:end-glue-point="2" svg:d="M63523 201977v-635h5045v-635" svg:viewBox="0 0 5046 1271">
          <text:p/>
        </draw:connector>
        <draw:custom-shape draw:style-name="gr65" draw:text-style-name="P14" xml:id="id272" draw:id="id272" draw:layer="layout" svg:width="5.18cm" svg:height="2.857cm" svg:x="72.385cm" svg:y="204.199cm">
          <text:p text:style-name="P4">get type of con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75cm" svg:y1="204.199cm" svg:x2="74.966cm" svg:y2="203.564cm" draw:start-shape="id272" draw:start-glue-point="4" draw:end-shape="id270" draw:end-glue-point="2" svg:d="M74975 204199v-318h-9v-317" svg:viewBox="0 0 10 636">
          <text:p/>
        </draw:connector>
        <draw:rect draw:style-name="gr10" draw:text-style-name="P4" xml:id="id273" draw:id="id273" draw:layer="layout" svg:width="4.127cm" svg:height="1.587cm" svg:x="66.54cm" svg:y="201.977cm">
          <text:p text:style-name="P6">bool</text:p>
        </draw:rect>
        <draw:connector draw:style-name="gr9" draw:text-style-name="P6" draw:layer="layout" svg:x1="68.603cm" svg:y1="201.977cm" svg:x2="68.568cm" svg:y2="200.707cm" draw:start-shape="id273" draw:start-glue-point="0" draw:end-shape="id269" draw:end-glue-point="2" svg:d="M68603 201977v-635h-35v-635" svg:viewBox="0 0 36 1271">
          <text:p/>
        </draw:connector>
        <draw:rect draw:style-name="gr10" draw:text-style-name="P4" xml:id="id274" draw:id="id274" draw:layer="layout" svg:width="4.127cm" svg:height="1.587cm" svg:x="50.312cm" svg:y="199.12cm">
          <text:p text:style-name="P6">variable</text:p>
        </draw:rect>
        <draw:connector draw:style-name="gr9" draw:text-style-name="P6" draw:layer="layout" svg:x1="52.375cm" svg:y1="199.12cm" svg:x2="66.028cm" svg:y2="197.632cm" draw:start-shape="id274" draw:start-glue-point="0" draw:end-shape="id268" draw:end-glue-point="2" svg:d="M52375 199120v-744h13653v-744" svg:viewBox="0 0 13654 1489">
          <text:p/>
        </draw:connector>
        <draw:custom-shape draw:style-name="gr47" draw:text-style-name="P14" xml:id="id275" draw:id="id275" draw:layer="layout" svg:width="6.885cm" svg:height="2.857cm" svg:x="152.23cm" svg:y="236.2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76" draw:id="id276" draw:layer="layout" svg:width="6.467cm" svg:height="2.857cm" svg:x="152.448cm" svg:y="240.0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3cm" svg:y1="236.25cm" svg:x2="155.674cm" svg:y2="235.264cm" draw:start-shape="id275" draw:start-glue-point="4" draw:end-shape="id237" draw:end-glue-point="6" svg:d="M155673 236250v-493h1v-493" svg:viewBox="0 0 2 987">
          <text:p/>
        </draw:connector>
        <draw:connector draw:style-name="gr9" draw:text-style-name="P6" draw:layer="layout" svg:x1="155.682cm" svg:y1="240.077cm" svg:x2="155.673cm" svg:y2="239.107cm" draw:start-shape="id276" draw:start-glue-point="4" draw:end-shape="id275" draw:end-glue-point="8" svg:d="M155682 240077v-485h-9v-485" svg:viewBox="0 0 10 971">
          <text:p/>
        </draw:connector>
        <draw:connector draw:style-name="gr9" draw:text-style-name="P6" draw:layer="layout" svg:x1="155.672cm" svg:y1="244.219cm" svg:x2="155.682cm" svg:y2="242.934cm" draw:start-shape="id244" draw:start-glue-point="4" draw:end-shape="id276" draw:end-glue-point="8" svg:d="M155672 244219v-642h10v-643" svg:viewBox="0 0 11 1286">
          <text:p/>
        </draw:connector>
        <draw:custom-shape draw:style-name="gr55" draw:text-style-name="P12" xml:id="id280" draw:id="id280" draw:layer="layout" svg:width="6.667cm" svg:height="3.174cm" svg:x="49.042cm" svg:y="201.978cm">
          <text:p text:style-name="P4">get variable b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78" draw:id="id278" draw:layer="layout" svg:width="6.667cm" svg:height="3.174cm" svg:x="49.042cm" svg:y="211.016cm">
          <text:p text:style-name="P4">get absolut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81" draw:id="id281" draw:layer="layout" svg:width="6.667cm" svg:height="3.174cm" svg:x="41.005cm" svg:y="211.016cm">
          <text:p text:style-name="P4">get relativ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2.408cm" svg:y1="217.217cm" svg:x2="52.376cm" svg:y2="214.19cm" draw:start-shape="id277" draw:start-glue-point="4" draw:end-shape="id278" draw:end-glue-point="8" svg:d="M52408 217217v-1513h-32v-1514" svg:viewBox="0 0 33 3028">
          <text:p/>
        </draw:connector>
        <draw:connector draw:style-name="gr10" draw:text-style-name="P4" draw:layer="layout" svg:x1="52.376cm" svg:y1="211.016cm" svg:x2="52.344cm" svg:y2="208.962cm" draw:start-shape="id278" draw:start-glue-point="4" draw:end-shape="id279" draw:end-glue-point="8" svg:d="M52376 211016v-1027h-32v-1027" svg:viewBox="0 0 33 2055">
          <text:p text:style-name="P6">no</text:p>
        </draw:connector>
        <draw:connector draw:style-name="gr9" draw:text-style-name="P6" draw:layer="layout" svg:x1="52.376cm" svg:y1="206.105cm" svg:x2="52.376cm" svg:y2="205.152cm" draw:end-shape="id280" draw:end-glue-point="8" svg:d="M52376 206105v-953" svg:viewBox="0 0 1 954">
          <text:p/>
        </draw:connector>
        <draw:connector draw:style-name="gr9" draw:text-style-name="P6" draw:layer="layout" svg:x1="52.376cm" svg:y1="201.978cm" svg:x2="52.375cm" svg:y2="200.707cm" draw:start-shape="id280" draw:start-glue-point="4" draw:end-shape="id274" draw:end-glue-point="2" svg:d="M52376 201978v-635h-1v-636" svg:viewBox="0 0 2 1272">
          <text:p/>
        </draw:connector>
        <draw:connector draw:style-name="gr10" draw:text-style-name="P1" draw:layer="layout" svg:x1="49.713cm" svg:y1="207.533cm" svg:x2="44.339cm" svg:y2="211.016cm" draw:start-shape="id279" draw:start-glue-point="6" draw:end-shape="id281" draw:end-glue-point="4" svg:d="M49713 207533h-5374v3483" svg:viewBox="0 0 5375 3484">
          <text:p text:style-name="P7">yes</text:p>
        </draw:connector>
        <draw:connector draw:style-name="gr9" draw:text-style-name="P6" draw:layer="layout" svg:x1="44.339cm" svg:y1="214.19cm" svg:x2="52.408cm" svg:y2="217.217cm" draw:start-shape="id281" draw:start-glue-point="8" draw:end-shape="id277" draw:end-glue-point="4" svg:d="M44339 214190v1514h8069v1513" svg:viewBox="0 0 8070 3028">
          <text:p/>
        </draw:connector>
        <draw:custom-shape draw:style-name="gr83" draw:text-style-name="P14" xml:id="id277" draw:id="id277" draw:layer="layout" svg:width="5.262cm" svg:height="3.492cm" svg:x="49.777cm" svg:y="217.217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xml:id="id279" draw:id="id279" draw:layer="layout" svg:width="5.262cm" svg:height="2.857cm" svg:x="49.713cm" svg:y="206.105cm">
          <text:p text:style-name="P4">has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82" draw:id="id282" draw:layer="layout" svg:width="5.18cm" svg:height="2.857cm" svg:x="72.437cm" svg:y="208.328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5.027cm" svg:y1="208.328cm" svg:x2="74.975cm" svg:y2="207.056cm" draw:start-shape="id282" draw:start-glue-point="4" draw:end-shape="id272" draw:end-glue-point="8" svg:d="M75027 208328v-636h-52v-636" svg:viewBox="0 0 53 1273">
          <text:p/>
        </draw:connector>
        <draw:custom-shape draw:style-name="gr83" draw:text-style-name="P14" xml:id="id283" draw:id="id283" draw:layer="layout" svg:width="5.262cm" svg:height="3.492cm" svg:x="72.338cm" svg:y="212.455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69cm" svg:y1="212.455cm" svg:x2="75.027cm" svg:y2="211.185cm" draw:start-shape="id283" draw:start-glue-point="4" draw:end-shape="id282" draw:end-glue-point="8" svg:d="M74969 212455v-635h58v-635" svg:viewBox="0 0 59 1271">
          <text:p/>
        </draw:connector>
        <draw:custom-shape draw:style-name="gr65" draw:text-style-name="P14" xml:id="id285" draw:id="id285" draw:layer="layout" svg:width="5.18cm" svg:height="2.857cm" svg:x="66.035cm" svg:y="204.51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84" draw:id="id284" draw:layer="layout" svg:width="5.18cm" svg:height="2.857cm" svg:x="66.087cm" svg:y="208.646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77cm" svg:y1="208.646cm" svg:x2="68.625cm" svg:y2="207.374cm" draw:start-shape="id284" draw:start-glue-point="4" draw:end-shape="id285" draw:end-glue-point="8" svg:d="M68677 208646v-636h-52v-636" svg:viewBox="0 0 53 1273">
          <text:p/>
        </draw:connector>
        <draw:custom-shape draw:style-name="gr83" draw:text-style-name="P14" xml:id="id286" draw:id="id286" draw:layer="layout" svg:width="5.262cm" svg:height="3.492cm" svg:x="65.988cm" svg:y="212.773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19cm" svg:y1="212.773cm" svg:x2="68.677cm" svg:y2="211.503cm" draw:start-shape="id286" draw:start-glue-point="4" draw:end-shape="id284" draw:end-glue-point="8" svg:d="M68619 212773v-635h58v-635" svg:viewBox="0 0 59 1271">
          <text:p/>
        </draw:connector>
        <draw:connector draw:style-name="gr9" draw:text-style-name="P6" draw:layer="layout" svg:x1="68.625cm" svg:y1="204.517cm" svg:x2="68.603cm" svg:y2="203.564cm" draw:start-shape="id285" draw:start-glue-point="4" draw:end-shape="id273" draw:end-glue-point="2" svg:d="M68625 204517v-477h-22v-476" svg:viewBox="0 0 23 954">
          <text:p/>
        </draw:connector>
        <draw:connector draw:style-name="gr9" draw:text-style-name="P6" draw:layer="layout" svg:x1="90.201cm" svg:y1="201.024cm" svg:x2="90.205cm" svg:y2="197.649cm" draw:start-shape="id287" draw:start-glue-point="4" draw:end-shape="id262" draw:end-glue-point="2" svg:d="M90201 201024v-1688h4v-1687" svg:viewBox="0 0 5 3376">
          <text:p/>
        </draw:connector>
        <draw:custom-shape draw:style-name="gr84" draw:text-style-name="P14" xml:id="id288" draw:id="id288" draw:layer="layout" svg:width="7.302cm" svg:height="3.492cm" svg:x="86.50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0.158cm" svg:y1="205.153cm" svg:x2="90.201cm" svg:y2="204.199cm" draw:start-shape="id288" draw:start-glue-point="4" draw:end-shape="id287" draw:end-glue-point="6" svg:d="M90158 205153v-477h43v-477" svg:viewBox="0 0 44 955">
          <text:p/>
        </draw:connector>
        <draw:connector draw:style-name="gr9" draw:text-style-name="P6" draw:layer="layout" svg:x1="90.224cm" svg:y1="209.742cm" svg:x2="90.158cm" svg:y2="208.645cm" draw:start-shape="id289" draw:start-glue-point="4" draw:end-shape="id288" draw:end-glue-point="8" svg:d="M90224 209742v-548h-66v-549" svg:viewBox="0 0 67 1098">
          <text:p/>
        </draw:connector>
        <draw:custom-shape draw:style-name="gr49" draw:text-style-name="P14" xml:id="id290" draw:id="id290" draw:layer="layout" svg:width="7.085cm" svg:height="2.857cm" svg:x="86.625cm" svg:y="214.1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92" draw:id="id292" draw:layer="layout" svg:x1="90.168cm" svg:y1="214.108cm" svg:x2="90.168cm" svg:y2="214.108cm" draw:start-shape="id290" draw:start-glue-point="4" draw:end-shape="id290" draw:end-glue-point="4" svg:d="M90168 214108z" svg:viewBox="0 0 1 1">
          <text:p/>
        </draw:connector>
        <draw:connector draw:style-name="gr9" draw:text-style-name="P6" draw:layer="layout" svg:x1="90.241cm" svg:y1="217.535cm" svg:x2="90.168cm" svg:y2="216.965cm" draw:start-shape="id291" draw:start-glue-point="4" draw:end-shape="id290" draw:end-glue-point="8" svg:d="M90241 217535v-285h-73v-285" svg:viewBox="0 0 74 571">
          <text:p/>
        </draw:connector>
        <draw:connector draw:style-name="gr9" draw:text-style-name="P6" draw:layer="layout" svg:x1="90.168cm" svg:y1="214.108cm" svg:x2="90.224cm" svg:y2="212.917cm" draw:start-shape="id292" draw:start-glue-point="0" draw:end-shape="id289" draw:end-glue-point="6" svg:d="M90168 214108v-595h56v-596" svg:viewBox="0 0 57 1192">
          <text:p/>
        </draw:connector>
        <draw:custom-shape draw:style-name="gr85" draw:text-style-name="P17" xml:id="id296" draw:id="id296" draw:layer="layout" svg:width="7.538cm" svg:height="3.175cm" svg:x="98.512cm" svg:y="213.6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17" xml:id="id294" draw:id="id294" draw:layer="layout" svg:width="7.538cm" svg:height="3.175cm" svg:x="98.47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14" xml:id="id293" draw:id="id293" draw:layer="layout" svg:width="7.302cm" svg:height="3.492cm" svg:x="98.54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02.198cm" svg:y1="205.153cm" svg:x2="102.241cm" svg:y2="204.199cm" draw:start-shape="id293" draw:start-glue-point="4" draw:end-shape="id294" draw:end-glue-point="6" svg:d="M102198 205153v-477h43v-477" svg:viewBox="0 0 44 955">
          <text:p/>
        </draw:connector>
        <draw:custom-shape draw:style-name="gr49" draw:text-style-name="P14" xml:id="id295" draw:id="id295" draw:layer="layout" svg:width="7.085cm" svg:height="2.857cm" svg:x="98.665cm" svg:y="210.2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97" draw:id="id297" draw:layer="layout" svg:x1="102.208cm" svg:y1="210.208cm" svg:x2="102.208cm" svg:y2="210.208cm" draw:start-shape="id295" draw:start-glue-point="4" draw:end-shape="id295" draw:end-glue-point="4" svg:d="M102208 210208z" svg:viewBox="0 0 1 1">
          <text:p/>
        </draw:connector>
        <draw:connector draw:style-name="gr9" draw:text-style-name="P6" draw:layer="layout" svg:x1="102.281cm" svg:y1="213.635cm" svg:x2="102.208cm" svg:y2="213.065cm" draw:start-shape="id296" draw:start-glue-point="4" draw:end-shape="id295" draw:end-glue-point="8" svg:d="M102281 213635v-285h-73v-285" svg:viewBox="0 0 74 571">
          <text:p/>
        </draw:connector>
        <draw:connector draw:style-name="gr9" draw:text-style-name="P6" draw:layer="layout" svg:x1="102.208cm" svg:y1="210.208cm" svg:x2="102.198cm" svg:y2="208.645cm" draw:start-shape="id297" draw:start-glue-point="0" draw:end-shape="id293" draw:end-glue-point="8" svg:d="M102208 210208v-781h-10v-782" svg:viewBox="0 0 11 1564">
          <text:p/>
        </draw:connector>
        <draw:connector draw:style-name="gr9" draw:text-style-name="P6" draw:layer="layout" svg:x1="102.241cm" svg:y1="201.024cm" svg:x2="102.253cm" svg:y2="197.65cm" draw:start-shape="id294" draw:start-glue-point="4" draw:end-shape="id261" draw:end-glue-point="2" svg:d="M102241 201024v-1687h12v-1687" svg:viewBox="0 0 13 3375">
          <text:p/>
        </draw:connector>
        <draw:rect draw:style-name="gr10" draw:text-style-name="P4" xml:id="id298" draw:id="id298" draw:layer="layout" svg:width="4.127cm" svg:height="1.587cm" svg:x="28.623cm" svg:y="195.945cm">
          <text:p text:style-name="P6">valueChain</text:p>
        </draw:rect>
        <draw:connector draw:style-name="gr9" draw:text-style-name="P6" draw:layer="layout" svg:x1="30.686cm" svg:y1="195.945cm" svg:x2="126.354cm" svg:y2="193.84cm" draw:start-shape="id298" draw:start-glue-point="0" draw:end-shape="id245" draw:end-glue-point="2" svg:d="M30686 195945v-1052h95668v-1053" svg:viewBox="0 0 95669 2106">
          <text:p/>
        </draw:connector>
        <draw:custom-shape draw:style-name="gr87" draw:text-style-name="P17" xml:id="id300" draw:id="id300" draw:layer="layout" svg:width="7.538cm" svg:height="3.175cm" svg:x="26.899cm" svg:y="198.80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301" draw:id="id301" draw:layer="layout" svg:width="5.262cm" svg:height="2.857cm" svg:x="28.005cm" svg:y="202.613cm">
          <text:p text:style-name="P4">has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302" draw:id="id302" draw:layer="layout" svg:width="7.538cm" svg:height="3.175cm" svg:x="17.827cm" svg:y="202.512cm">
          <text:p text:style-name="P15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99" draw:id="id299" draw:layer="layout" svg:width="5.262cm" svg:height="2.857cm" svg:x="28.07cm" svg:y="215.194cm">
          <text:p text:style-name="P4">is static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4" draw:id="id304" draw:layer="layout" svg:width="7.302cm" svg:height="3.492cm" svg:x="27.018cm" svg:y="210.65cm">
          <text:p text:style-name="P4">activate var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5" draw:id="id305" draw:layer="layout" svg:width="7.302cm" svg:height="3.492cm" svg:x="27.018cm" svg:y="219.188cm">
          <text:p text:style-name="P4">activate var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3" draw:id="id303" draw:layer="layout" svg:width="7.302cm" svg:height="3.492cm" svg:x="27.017cm" svg:y="206.705cm">
          <text:p text:style-name="P4">pop temp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33.332cm" svg:y1="216.622cm" svg:x2="34.437cm" svg:y2="200.39cm" draw:start-shape="id299" draw:start-glue-point="10" draw:end-shape="id300" draw:end-glue-point="7" svg:d="M33332 216622h1607v-16232h-502" svg:viewBox="0 0 1608 16233">
          <text:p text:style-name="P6">yes</text:p>
        </draw:connector>
        <draw:connector draw:style-name="gr9" draw:text-style-name="P6" draw:layer="layout" svg:x1="30.636cm" svg:y1="202.613cm" svg:x2="30.668cm" svg:y2="201.977cm" draw:start-shape="id301" draw:start-glue-point="4" draw:end-shape="id300" draw:end-glue-point="6" svg:d="M30636 202613v-318h32v-318" svg:viewBox="0 0 33 637">
          <text:p/>
        </draw:connector>
        <draw:connector draw:style-name="gr89" draw:text-style-name="P4" draw:layer="layout" svg:x1="28.005cm" svg:y1="204.041cm" svg:x2="25.365cm" svg:y2="204.1cm" draw:start-shape="id301" draw:start-glue-point="6" draw:end-shape="id302" draw:end-glue-point="7" svg:d="M28005 204041h-1319v59h-1321" svg:viewBox="0 0 2641 60">
          <text:p text:style-name="P6">no</text:p>
        </draw:connector>
        <draw:connector draw:style-name="gr9" draw:text-style-name="P6" draw:layer="layout" svg:x1="30.668cm" svg:y1="198.802cm" svg:x2="30.686cm" svg:y2="197.532cm" draw:start-shape="id300" draw:start-glue-point="4" draw:end-shape="id298" draw:end-glue-point="2" svg:d="M30668 198802v-635h18v-635" svg:viewBox="0 0 19 1271">
          <text:p/>
        </draw:connector>
        <draw:connector draw:style-name="gr10" draw:text-style-name="P19" draw:layer="layout" svg:x1="30.636cm" svg:y1="205.47cm" svg:x2="30.668cm" svg:y2="206.705cm" draw:start-shape="id301" draw:start-glue-point="8" draw:end-shape="id303" draw:end-glue-point="4" svg:d="M30636 205470v618h32v617" svg:viewBox="0 0 33 1236">
          <text:p text:style-name="P18">yes</text:p>
        </draw:connector>
        <draw:connector draw:style-name="gr9" draw:text-style-name="P6" draw:layer="layout" svg:x1="30.668cm" svg:y1="210.197cm" svg:x2="30.669cm" svg:y2="210.65cm" draw:start-shape="id303" draw:start-glue-point="8" draw:end-shape="id304" draw:end-glue-point="4" svg:d="M30668 210197v227h1v226" svg:viewBox="0 0 2 454">
          <text:p/>
        </draw:connector>
        <draw:connector draw:style-name="gr9" draw:text-style-name="P6" draw:layer="layout" svg:x1="30.669cm" svg:y1="214.142cm" svg:x2="30.701cm" svg:y2="215.194cm" draw:start-shape="id304" draw:start-glue-point="8" draw:end-shape="id299" draw:end-glue-point="4" svg:d="M30669 214142v526h32v526" svg:viewBox="0 0 33 1053">
          <text:p/>
        </draw:connector>
        <draw:connector draw:style-name="gr10" draw:text-style-name="P19" draw:layer="layout" svg:x1="30.701cm" svg:y1="218.051cm" svg:x2="30.669cm" svg:y2="219.188cm" draw:start-shape="id299" draw:start-glue-point="8" draw:end-shape="id305" draw:end-glue-point="4" svg:d="M30701 218051v569h-32v568" svg:viewBox="0 0 33 1138">
          <text:p text:style-name="P18">no</text:p>
        </draw:connector>
        <draw:connector draw:style-name="gr9" draw:text-style-name="P6" draw:layer="layout" svg:x1="34.32cm" svg:y1="220.934cm" svg:x2="34.437cm" svg:y2="200.39cm" draw:start-shape="id305" draw:start-glue-point="10" draw:end-shape="id300" draw:end-glue-point="7" svg:d="M34320 220934h619v-20544h-502" svg:viewBox="0 0 620 205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6-29T22:02:35.196306965</dc:date>
    <meta:editing-duration>PT7H56M32S</meta:editing-duration>
    <meta:editing-cycles>668</meta:editing-cycles>
    <meta:document-statistic meta:object-count="642"/>
  </office:meta>
</office:document-meta>
</file>